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2"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db9d2" style:font-size-asian="13pt" style:font-weight-asian="normal" style:font-size-complex="13pt" style:font-weight-complex="normal"/>
    </style:style>
    <style:style style:name="P3" style:family="paragraph" style:parent-style-name="Standard">
      <style:paragraph-properties fo:margin-left="0cm" fo:margin-right="0cm" fo:margin-top="0cm" fo:margin-bottom="0cm" style:contextual-spacing="false" fo:line-height="200%" fo:text-indent="2cm" style:auto-text-indent="false" fo:break-before="page"/>
      <style:text-properties style:font-name="Times New Roman" fo:font-size="13pt" fo:font-weight="normal" officeooo:paragraph-rsid="000aa28a" style:font-size-asian="13pt" style:font-weight-asian="normal" style:font-size-complex="13pt" style:font-weight-complex="normal"/>
    </style:style>
    <style:style style:name="P4"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5"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6"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7"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8"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9"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6pt" fo:font-weight="bold" officeooo:paragraph-rsid="000db9d2" style:font-size-asian="16pt" style:font-weight-asian="bold" style:font-size-complex="16pt" style:font-weight-complex="bold"/>
    </style:style>
    <style:style style:name="P10"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paragraph-rsid="000db9d2" style:font-size-asian="16pt" style:font-weight-asian="bold" style:font-size-complex="16pt" style:font-weight-complex="bold"/>
    </style:style>
    <style:style style:name="P11" style:family="paragraph" style:parent-style-name="Standard" style:master-page-name="">
      <style:paragraph-properties fo:margin-left="0cm" fo:margin-right="0cm" fo:margin-top="0cm" fo:margin-bottom="0cm" style:contextual-spacing="false" fo:line-height="200%" fo:text-align="center" style:justify-single-word="false" fo:text-indent="0cm" style:auto-text-indent="false" style:page-number="auto"/>
      <style:text-properties style:font-name="Times New Roman" fo:font-size="13pt" fo:font-weight="normal" officeooo:paragraph-rsid="000db9d2" style:font-size-asian="13pt" style:font-weight-asian="normal" style:font-size-complex="13pt" style:font-weight-complex="normal"/>
    </style:style>
    <style:style style:name="P12" style:family="paragraph" style:parent-style-name="Text_20_body">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13"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14"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0db9d2" style:font-size-asian="13pt" style:font-weight-asian="bold" style:font-size-complex="13pt" style:font-weight-complex="bold"/>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6"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00db9d2" style:font-weight-asian="bold" style:font-weight-complex="bold"/>
    </style:style>
    <style:style style:name="T3" style:family="text">
      <style:text-properties style:font-name-complex="Arial2"/>
    </style:style>
    <style:style style:name="T4" style:family="text">
      <style:text-properties officeooo:rsid="000aa28a" style:font-name-complex="Arial2"/>
    </style:style>
    <style:style style:name="T5" style:family="text">
      <style:text-properties officeooo:rsid="000db9d2" style:font-name-complex="Arial2"/>
    </style:style>
    <style:style style:name="T6" style:family="text">
      <style:text-properties officeooo:rsid="000aa28a"/>
    </style:style>
    <style:style style:name="T7" style:family="text">
      <style:text-properties officeooo:rsid="000b6b4f"/>
    </style:style>
    <style:style style:name="T8" style:family="text">
      <style:text-properties officeooo:rsid="000c77ed"/>
    </style:style>
    <style:style style:name="T9" style:family="text">
      <style:text-properties officeooo:rsid="000db9d2"/>
    </style:style>
    <style:style style:name="T10" style:family="text">
      <style:text-properties fo:font-weight="normal" style:font-weight-asian="normal" style:font-weight-complex="normal"/>
    </style:style>
    <style:style style:name="T11" style:family="text">
      <style:text-properties fo:font-weight="normal" officeooo:rsid="000db9d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5">Documentation et gestion de document informatiques</text:span></text:p>
      <text:p text:style-name="P6"><text:span text:style-name="T5">420—DM</text:span></text:p>
      <text:p text:style-name="P6"><text:span text:style-name="T5"/></text:p>
      <text:p text:style-name="P6"><text:span text:style-name="T5"/></text:p>
      <text:p text:style-name="P6"><text:span text:style-name="T5"/></text:p>
      <text:p text:style-name="P9"><text:span text:style-name="T5">L'évolution des périphériques et des support d'informations</text:span></text:p>
      <text:p text:style-name="P6"><text:span text:style-name="T5"/></text:p>
      <text:p text:style-name="P6"><text:span text:style-name="T5"/></text:p>
      <text:p text:style-name="P6"><text:span text:style-name="T5">Travail présenté à </text:span></text:p>
      <text:p text:style-name="P6"><text:span text:style-name="T5">Louis Marchand et Jonathan Gareau</text:span></text:p>
      <text:p text:style-name="P6"><text:span text:style-name="T5"/></text:p>
      <text:p text:style-name="P6"><text:span text:style-name="T5"/></text:p>
      <text:p text:style-name="P6"><text:span text:style-name="T5">Fait par :</text:span></text:p>
      <text:p text:style-name="P6"><text:span text:style-name="T5">David Brousseau,</text:span></text:p>
      <text:p text:style-name="P6"><text:span text:style-name="T5">Karyne</text:span></text:p>
      <text:p text:style-name="P6"><text:span text:style-name="T5">Marc-André</text:span></text:p>
      <text:p text:style-name="P6"><text:span text:style-name="T5"/></text:p>
      <text:p text:style-name="P6"><text:span text:style-name="T5"/></text:p>
      <text:p text:style-name="P6"><text:span text:style-name="T5"/></text:p>
      <text:p text:style-name="P6"><text:span text:style-name="T5"/></text:p>
      <text:p text:style-name="P6"><text:span text:style-name="T5">Cégep de Drummondville</text:span></text:p>
      <text:p text:style-name="P6"><text:span text:style-name="T5">Le?? mai 2013</text:span></text:p>
      <text:p text:style-name="P3"><text:span text:style-name="T3">Que l'on parle de votre iPod, votre lecteur MP3, votre téléphone mobile, votre ordinateur de bureau, votre cafetière, ou même votre voiture, tous ces objets font partie de la technologie d'aujourd'hui. Chaque jour, nous sommes entourés par la technologie, nous vivons dans la technologie, nous avons même une vie facilitée par la technologie qui ne cesse d'évoluer au fil du temps, elle nous permet maintenant de contacter qui l'on veut, quand l'on veut.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infaisable.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text:span><text:span text:style-name="T4">Nous débuterons cette recherche avec un bref historique des divers périphériques et supports d'informations existants.</text:span></text:p>
      <text:p text:style-name="P1"/>
      <text:p text:style-name="P7"><text:span text:style-name="T6">La carte perforé</text:span></text:p>
      <text:p text:style-name="P1"/>
      <text:p text:style-name="P1">La carte et ruban perforés sont les deux premier support d'entré et de sortie. C'est aussi la premiere mémoire de masse dans les débuts de l'informatique. En 1728 les cartes perforées étaient utilisé pour automatiser le fonctionnement des métiers à tisser. En 1801, elle <text:soft-page-break/>sera perfectionner par Joseph Marie Jacquard et en 1834 Charle Babbage les utilisera pour donner des instruction à sa machine analytique. En 1884 un brevet est émis à Herman Hollerith pour une machine destinée à accèlérer le recensement des état du gouvernement américain. En 1920 le remplacment du mécanisme par un dispositif de brosse métalliques sera poser. En 1928 la carte <text:s/>sera breveté par IBM. En 1970 la disparition de des carte perforé devient progressive pour laisser la place au ruban perforer. Par contre en 2000 Il y avait encore des machines à voter utilisant les carte perforé à l'élection présidentielle. Son fonctionnement est plutot simple. Elle se lit de maniere séquentielle sur une machine qui consiste a perforer la carte à l'aide d'un bordereau de saisi au nombre de 1, 2, 3 par caractère disposé en colonne sur une largeur de 80 colone et <text:s/>sur 12 ligne parallèle a la longueur. Stocker dans dans un boitier pouvant contenir 2000 carte. La lecture se faisait à l'aide d'une aiguille qui passait en revue les ligne et les colonnes.</text:p>
      <text:p text:style-name="P4"/>
      <text:p text:style-name="P7"><text:span text:style-name="T6">Le ruban perforé</text:span></text:p>
      <text:p text:style-name="P1"/>
      <text:p text:style-name="P1">Le ruban perforé est apparu en 1880 avec le monotype et la machine mécanographique de Herman Hollerith. Son fonctionnemen est similaire à celui de la carte pour ce qui est de percé des troue. Le tout ce fait de maniere souple et solide et de facon circurlaire dans le sens de la largeur qui permet d'encoder des valeurs sur 1octet ou 8bit. L'inconvénien du rubant est que s'il y avait un erreur on devait couper et recoller le ruban. On ne pouvait pas seulement le remplacer comme une carte. L'avantage c'est que le ruban est beaucoup moin volumineux que cette derniere et ne risquait pas d'etre en désorde dans son boitier.</text:p>
      <text:p text:style-name="P1"><text:soft-page-break/></text:p>
      <text:p text:style-name="P7"><text:span text:style-name="T6">La bande magnétique</text:span></text:p>
      <text:p text:style-name="P1"/>
      <text:p text:style-name="P4"><text:span text:style-name="T6">La b</text:span>ande magnétique <text:span text:style-name="T6">est utilisé pour la première fois en 1940 en france pour l'enregistrement du son. En 1950 elle sera standarisé et utilier pour la mémoir de masse des ordinateurs. Ce qui donnera naissance au LTO (Linear Tape Open). La bande pouvait mesurer jusqu'à 2400 pied et un demi pouce de large, l'enregistrement était soit linéaire ou héllicoidal.</text:span></text:p>
      <text:p text:style-name="P1"/>
      <text:p text:style-name="P1"><text:tab/></text:p>
      <text:p text:style-name="P1"><text:s/><text:span text:style-name="T6">les d</text:span>onné<text:span text:style-name="T6">es étaient entassées</text:span> dans des bloc, séparé par des interval, qui permet de s'arreter avant de prendre une lecture. <text:span text:style-name="T6">C'était possible</text:span> de lire <text:span text:style-name="T6">la bande</text:span> dans les deux sens. Des collant sont collé sur la bande <text:span text:style-name="T6">pour nous indiquier</text:span> le début et la fin de la zonne de donné. C'est le raport prix/densité qui en fait un support de choix pour la sauvegarde informatique au XXe siecle. <text:span text:style-name="T6">Cette dernière a une </text:span>duré de vie entre 10 et 20 pouvant atteindre le 40 si bien entreposer. <text:span text:style-name="T6">La c</text:span>ouche magnétique sur la bande <text:span text:style-name="T6">aide à l'écriture</text:span>.</text:p>
      <text:p text:style-name="P1"/>
      <text:p text:style-name="P7"><text:span text:style-name="T6">Le d</text:span>isque dure</text:p>
      <text:p text:style-name="P1"/>
      <text:p text:style-name="P1"><text:span text:style-name="T6">En 1956 le premier disque dure RAMAC 305 (Ramdom Acces Methode of Accounting and Control) vallait 10 000$ (de l'époque) par méga octect. J. Hagopian propose en 1954 un design différent et dessine l'équivalent des disque dure actuel. Ce n'est qu'en 1969 que voit le jours un premier disque composé de deux disque, dont un amovible et l'autre fixe. Le 30-30 pour désigner 30 mo chaque. En 1970 HP sort les premier disque à tête amovible. En </text:span><text:soft-page-break/><text:span text:style-name="T6">1998 on voit l'apparition des premiers dique dure de 25 mégaoctet. Dû à la concurrence en 2000 on remaque une baisse des prix. En 2011, le marché est évalué à 700 million d'unité par ans. Le disque dure est formé de deux plateaux rigide en rotation et est constitué d'un disque en alluminium léger recouvert d'une couche magnétique sur laquelle sont entassé les données en binaire. Grace à une tête de lecture et écriture qui modifie le champ local pour écrire un 1 ou un 0. L</text:span>es disque contienne un axe central autoure des quelle les plateau tourne a vitese constante.</text:p>
      <text:p text:style-name="P1"/>
      <text:p text:style-name="P7"><text:span text:style-name="T6">La d</text:span>isquette</text:p>
      <text:p text:style-name="P1"/>
      <text:p text:style-name="P1"><text:tab/><text:span text:style-name="T7">En </text:span>1967, <text:span text:style-name="T7">l'</text:span>apparition de la disquette dans sa version 8pouce <text:span text:style-name="T7">devient très populaire. En 1981, la deuxième génération au 5¼ et en 1987, la troisième génération possédait une enveloppe qui n'était plus de carton souple, mais de matière rigide. Son fonctionnement est divisé en piste numéroté de 0 a n variant avec le type de disquette. Chaque piste est divisé en nombre constant de secteur a part égale proportionnelle à la longueur de la piste ce qui permet d'augmenter la capacité de stockage.</text:span></text:p>
      <text:p text:style-name="P1"/>
      <text:p text:style-name="P7"><text:span text:style-name="T7">La d</text:span>isquette Zip</text:p>
      <text:p text:style-name="P1"/>
      <text:p text:style-name="P1"><text:tab/><text:span text:style-name="T7">En </text:span>1994, <text:span text:style-name="T7">on vit</text:span> appar<text:span text:style-name="T7">aitre</text:span> la disquette zip. <text:span text:style-name="T7">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text:span><text:soft-page-break/><text:span text:style-name="T7">présent sur la disquette. Il y avait aussi un outil d'archivage et de backup.</text:span></text:p>
      <text:p text:style-name="P1"/>
      <text:p text:style-name="P7">L<text:span text:style-name="T7">e d</text:span>isque Jazz</text:p>
      <text:p text:style-name="P1"/>
      <text:p text:style-name="P1"><text:tab/><text:span text:style-name="T7">Ce dernier est apparut en </text:span>1995 – apparition du disque <text:span text:style-name="T7">et cesser d'être commercialiser en 2002. C'était le succésseur direct de la disquette zip. Les lecteurs et les disque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contamination du support ou les champs magnétique peuvent causer l'illisibilité des disques Jazz ou la perte des fichiers, si vous n'êtes pas protégé contre ces menaces.</text:span></text:p>
      <text:p text:style-name="P1"/>
      <text:p text:style-name="P7"><text:span text:style-name="T7">Le d</text:span>isque magnéto-optique</text:p>
      <text:p text:style-name="P1"/>
      <text:p text:style-name="P1"><text:tab/><text:span text:style-name="T7">Créer vers la fin des années 80, son fonctionnement est purement optique. L'écriture se fait à l'aide d'un lazer qui chauffe le point concerné pour y incrire les données.</text:span></text:p>
      <text:p text:style-name="P1"/>
      <text:p text:style-name="P7"><text:span text:style-name="T7">Le d</text:span>isque optique</text:p>
      <text:p text:style-name="P1"/>
      <text:p text:style-name="P1"><text:tab/><text:span text:style-name="T7">En </text:span>1978, <text:span text:style-name="T7">l'</text:span>invention du disque par <text:span text:style-name="T7">S</text:span>onny <text:span text:style-name="T7">C</text:span>orporation, <text:span text:style-name="T7">P</text:span>hilips et <text:span text:style-name="T7">H</text:span>itachie <text:span text:style-name="T7">voit le jours. En 1995, le DVD un disque avec une plus grande capacité est créer. Toujours dans l'optique d'accroite la qualité et les capacité du disque on note les premieres apparition du </text:span><text:soft-page-break/><text:span text:style-name="T7">blu-ray en 2000. Ce dernier est un disque haute définition. </text:span><text:span text:style-name="T8">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span></text:p>
      <text:p text:style-name="P1"/>
      <text:p text:style-name="P7"><text:span text:style-name="T8">La m</text:span>émoire flash (carte mémoire <text:span text:style-name="T8">et clés USB</text:span>)</text:p>
      <text:p text:style-name="P1"/>
      <text:p text:style-name="P1"><text:tab/><text:span text:style-name="T8">En </text:span>1988, le flash NOR <text:span text:style-name="T8">est </text:span>inventé par Fujio Masuoka. <text:span text:style-name="T8">Poursuivi </text:span>1<text:span text:style-name="T8">du</text:span> flash NAND <text:span text:style-name="T8">en 1989. Ce n'est qu'en 2008 qu'on voit l'apparition de la clée USB et en 2010 les Sdcard qui font office de standard de stockage. <text:s/>Il existe une panoplie de carte mémoire, la plus répandu est la « Sd » » qui offre une possibilité de gérer les droit d'auteur et de chiffré les donnés.</text:span></text:p>
      <text:p text:style-name="P1"/>
      <text:p text:style-name="P7"><text:span text:style-name="T8">Le d</text:span>isque SSD</text:p>
      <text:p text:style-name="P7"/>
      <text:p text:style-name="P1"><text:tab/><text:span text:style-name="T8">Sa premiere apparution fu en 1970. Il fut popularisé plus tard. Les données sont stocké sur de la mémoire flash de la même manière qu'une clé usb.</text:span></text:p>
      <text:p text:style-name="P1"><text:tab/></text:p>
      <text:p text:style-name="P7"><text:span text:style-name="T8">Le s</text:span>erveur distant</text:p>
      <text:p text:style-name="P1"/>
      <text:p text:style-name="P1"><text:tab/><text:span text:style-name="T8">En </text:span>1970, les premier serveur font leur apparition. <text:span text:style-name="T8">En 1975, poste canada met en place un serveur en vu d'utiliser des moyen électronique pour envoyé du courrier. Entre 1980 et </text:span><text:soft-page-break/><text:span text:style-name="T8">1995 on remarque l'apparition de divers réseau locaux, service en ligne, etc. En 2002, on parle beaucoup du cloud computing qui sera une technologie future. Vers les 2010 tout les grande compagnie commence à migrer vers le cloud computing malgré quelque récalcitrant.</text:span></text:p>
      <text:p text:style-name="P4"><text:span text:style-name="T8">Les réseaux distant transmet l'information via l'internet ou un cable réseau. Elle peu emménager </text:span><text:s/>l<text:span text:style-name="T8">'</text:span>informationsur un méga disque qui sert de serveur. <text:span text:style-name="T8">Comparativement au cloud qui lui tout se fait sur internet. Ce qui nous amène à parler plus en profondeur du cloud computing.</text:span></text:p>
      <text:p text:style-name="P1"/>
      <text:p text:style-name="P15"><text:span text:style-name="T8">Le c</text:span>loud computing</text:p>
      <text:p text:style-name="P12"/>
      <text:p text:style-name="P13"><text:span text:style-name="T8">I</text:span>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13"/>
      <text:p text:style-name="P13">Le concept de « cloud computing » a été initié en 2002 par le cybermarchand Amazon qui avait investi dans un parc informatique pour pouvoir alléger ses serveurs de <text:soft-page-break/>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1"/>
      <text:p text:style-name="P12">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compréhension? </text:p>
      <text:p text:style-name="P13"/>
      <text:p text:style-name="P16"><text:span text:style-name="T9">Le post-cloud computing</text:span></text:p>
      <text:p text:style-name="P14"><text:span text:style-name="T11"/></text:p>
      <text:p text:style-name="P14"><text:span text:style-name="T11">Et maintenant? Que sera les nouvelles technologies? On aura vu bien des évolution, mais qu'est-ce qu'il y aura par la suite.</text:span></text:p>
      <text:p text:style-name="P14"><text:span text:style-name="T11"/></text:p>
      <text:p text:style-name="P16"><text:span text:style-name="T9">Conclusion</text:span></text:p>
      <text:p text:style-name="P16"><text:span text:style-name="T11"/></text:p>
      <text:p text:style-name="P14"><text:span text:style-name="T10">Ces nouvelles technologies nous permettent de faire un très grand bon vers l'avant et </text:span><text:soft-page-break/><text:span text:style-name="T10">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et sachant que chaque technologie devient très vite obsolète, il ne nous faudrait pas plus de quelques années avant de capter la limite de nos nouveaux appareils. Donc, la constante évolution est un facteur très important pour ne pas se retrouver à être limité par les capacités que nous offre la technologie la plus récente.</text:span></text:p>
      <text:p text:style-name="P13"/>
      <text:p text:style-name="P13">Malgré que la plupart des découvertes technologiques sont très impressionnantes et nous font part d'une multitudes d'avantages incroyables, ils demeurent néanmoins de plus en plus difficiles à utiliser que leur prédécesseur, par leur complexité, leur prix, leur durée de vie, leur niveau de sécurité, etc. 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s, car, éventuellement, celui-ci se normalisera lorsque les SSD auront pris la place du HDD. Du côté de la capacité du <text:soft-page-break/>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 malgré leur avantages qui semble parfois pouvoir passer outre leur côtés néfastes. Un autre exemple de mauvais côté de la technologie est la suivante : Le système de Cloud Computing. En effet, cette nouvelle idée suscite beaucoup de controverses. En effet, malgré les nombreux avantages que nous offres ce stockage en ligne, il y a plusieurs risques. Tout d'abord, le Cloud Computing fait face à un problème majeur : La connection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text:soft-page-break/>fichiers stockées dans le Cloud n'ont sont pas bien sécurisées, une personne mal intentionnée peut alors facilement lire, copier, modifier ou supprimer des fichiers dans le Cloud, chose dont personne ne veut en être victime. Un autre point qui touche énormément les entreprises est celui du coût qui peut largement, à long terme, devenir bien moins économique que l'ancienne méthode de travaille avant le Cloud Computing. Un autre point néfaste est celui du contrat, où l'entreprise doit bien prendre soin de respecter chacun des points inclus dans le contrat. Un autre désavantage, celui du choix de l'hébergeur du Cloud. Si votre hébergeur ne peut pas suivre l'avancement de cette technologie, cela vous obliegent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s à utiliser par un quelconque utilisateur ne connaissant pas les mise en gardes auxquelles il devrait porter attention pour ne pas bêtement gaspiller ses économies ou voir du contenu privé se retrouver chez des entreprises adverses. Bref, il faut être très vigilant avec les avancées technologiques.</text:p>
      <text:p text:style-name="P1"/>
      <text:p text:style-name="P1"/>
      <text:p text:style-name="P2"/>
      <text:p text:style-name="P10"><text:span text:style-name="T9">Glossaire</text:span> :</text:p>
      <text:p text:style-name="P4"/>
      <text:p text:style-name="P8"><text:span text:style-name="T9">Outil de type catalogue :</text:span><text:span text:style-name="T11"> (À définir)</text:span></text:p>
      <text:p text:style-name="P4"/>
      <text:p text:style-name="P4"><text:span text:style-name="T2">P</text:span><text:span text:style-name="T1">ériphérique :</text:span> <text:span text:style-name="T9">Ajout matériel à l'ordinateur pour pouvoir lire l</text:span>e<text:span text:style-name="T9">s</text:span> disque<text:span text:style-name="T9">s</text:span>, <text:span text:style-name="T9">les </text:span>disquette<text:span text:style-name="T9">s, etc</text:span>.</text:p>
      <text:p text:style-name="P4"/>
      <text:p text:style-name="P5"><text:span text:style-name="T2">Pits :</text:span><text:span text:style-name="T9"> Cavité dont la longueur vascile entre 0,833 et 3,56 microns et la largeur de 0,6 micron</text:span></text:p>
      <text:p text:style-name="P4"/>
      <text:p text:style-name="P4"><text:span text:style-name="T2">S</text:span><text:span text:style-name="T1">upport d'information :</text:span> <text:span text:style-name="T9">L</text:span>e support d'information est <text:span text:style-name="T9">une clée USB, un CD ou une disquette. À ne pas confondre avec le périphér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2T01:39:58</meta:creation-date>
    <meta:generator>LibreOffice/3.6$Linux_x86 LibreOffice_project/360m1$Build-2</meta:generator>
    <dc:date>2013-04-12T02:50:30</dc:date>
    <dc:creator>Dada </dc:creator>
    <meta:editing-duration>P0D</meta:editing-duration>
    <meta:editing-cycles>1</meta:editing-cycles>
    <meta:document-statistic meta:table-count="0" meta:image-count="0" meta:object-count="0" meta:page-count="13" meta:paragraph-count="54" meta:word-count="3020" meta:character-count="18200" meta:non-whitespace-character-count="15215"/>
  </office:meta>
</office:document-meta>
</file>